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6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Date Started</text:p>
          </table:table-cell>
          <table:table-cell table:style-name="Default" office:value-type="string" calcext:value-type="string">
            <text:p>Name of Lab</text:p>
          </table:table-cell>
          <table:table-cell table:style-name="Default"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0AWS_Setup/" xlink:type="simple">Cloud computing using AWS</text:a>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eneral no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1Markdown_Intro/" xlink:type="simple">Introduction to Markdown</text:a>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check out the two books for this cl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2Just_Enough_Unix/" xlink:type="simple">Just Enough Unix for Bioinformatics</text:a>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0-Intro-to-git/" xlink:type="simple">Introduction to git</text:a>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1-Sequence_Alignment/" xlink:type="simple">Sequence Alignment</text:a>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0-bash_for_loops/" xlink:type="simple">Fish and Bash for loop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eed to ask Prof about last few exampl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BLAST/" xlink:type="simple">BLAST for paralogs and ortholog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ad some remote questiion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0-R-intro/" xlink:type="simple">Introduction to 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ew lingering items lef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1-public-key-private-key/" xlink:type="simple">ssh keys for git</text:a>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2-Git-in-R/" xlink:type="simple">Git in RStudio</text:a>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3-R-Practice/" xlink:type="simple">R Practic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revie tidyver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4-23-2019</text:p>
          </table:table-cell>
          <table:table-cell office:value-type="string" calcext:value-type="string">
            <text:p><text:a xlink:href="http://jnmaloof.github.io/BIS180L_web/2019/04/23/R-Practice-Blast/" xlink:type="simple">BLAST part 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review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4-30-2019</text:p>
          </table:table-cell>
          <table:table-cell office:value-type="string" calcext:value-type="string">
            <text:p><text:a xlink:href="http://jnmaloof.github.io/BIS180L_web/2019/04/30/0-Rice-SNPs/" xlink:type="simple">Rice SNP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5-02-2019</text:p>
          </table:table-cell>
          <table:table-cell office:value-type="string" calcext:value-type="string">
            <text:p><text:a xlink:href="http://jnmaloof.github.io/BIS180L_web/2019/05/02/Rice-GWAS/" xlink:type="simple">Rice GWA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-09-2019</text:p>
          </table:table-cell>
          <table:table-cell office:value-type="string" calcext:value-type="string">
            <text:p><text:a xlink:href="http://jnmaloof.github.io/BIS180L_web/2019/05/09/Shiny/" xlink:type="simple">Make a web app with Shiny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05-14-2019</text:p>
          </table:table-cell>
          <table:table-cell office:value-type="string" calcext:value-type="string">
            <text:p><text:a xlink:href="http://jnmaloof.github.io/BIS180L_web/2019/05/14/Illumina/" xlink:type="simple">Working with Illumina Sequence data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Illumina-Day-2/" xlink:type="simple">Viewing Illumina reads in IGV; finding SNPs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R-SNPs/" xlink:type="simple">Illumina continued: analyze VCF file in R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05-21-2019</text:p>
          </table:table-cell>
          <table:table-cell office:value-type="string" calcext:value-type="string">
            <text:p><text:a xlink:href="http://jnmaloof.github.io/BIS180L_web/2019/05/21/RNAseq-edgeR/" xlink:type="simple">Differential Gene Expression from Illumina RNAseq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05-23-2019</text:p>
          </table:table-cell>
          <table:table-cell office:value-type="string" calcext:value-type="string">
            <text:p><text:a xlink:href="http://jnmaloof.github.io/BIS180L_web/2019/05/23/RNAseq-Annotation/" xlink:type="simple">Differential Gene Expression: Now What?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05-28-2019</text:p>
          </table:table-cell>
          <table:table-cell office:value-type="string" calcext:value-type="string">
            <text:p><text:a xlink:href="http://jnmaloof.github.io/BIS180L_web/2019/05/28/genetic-networks-1/" xlink:type="simple">Genetic Networks 1 - Clustering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05-30-2019</text:p>
          </table:table-cell>
          <table:table-cell office:value-type="string" calcext:value-type="string">
            <text:p><text:a xlink:href="http://jnmaloof.github.io/BIS180L_web/2019/05/30/genetic-networks-2/" xlink:type="simple">Genetic Networks 2 - Co-Expression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Metagenomics/" xlink:type="simple">Metagenomics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R-automation/" xlink:type="simple">R automation</text:a>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9:07:26.033392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31:02.507077399</meta:creation-date>
    <dc:date>2019-05-07T19:08:05.946055421</dc:date>
    <meta:editing-duration>PT32M36S</meta:editing-duration>
    <meta:editing-cycles>8</meta:editing-cycles>
    <meta:generator>LibreOffice/6.0.7.3$Linux_X86_64 LibreOffice_project/00m0$Build-3</meta:generator>
    <meta:document-statistic meta:table-count="1" meta:cell-count="98" meta:object-count="0"/>
  </office:meta>
</office:document-meta>
</file>